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Verdana" svg:font-family="Verdana, sans-serif"/>
    <style:font-face style:name="arial" svg:font-family="arial, sans-serif"/>
    <style:font-face style:name="consolas" svg:font-family="consolas, 'Courier new'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inherit"/>
    </style:style>
    <style:style style:name="P2" style:family="paragraph" style:parent-style-name="Text_20_body">
      <style:text-properties style:font-name="inherit" officeooo:paragraph-rsid="00002382"/>
    </style:style>
    <style:style style:name="P3" style:family="paragraph" style:parent-style-name="Text_20_body">
      <style:text-properties style:font-name="inherit" fo:font-weight="bold" style:font-weight-asian="bold" style:font-weight-complex="bold"/>
    </style:style>
    <style:style style:name="P4" style:family="paragraph" style:parent-style-name="Text_20_body">
      <style:text-properties style:font-name="inherit" fo:font-weight="bold" officeooo:paragraph-rsid="00002382" style:font-weight-asian="bold" style:font-weight-complex="bold"/>
    </style:style>
    <style:style style:name="P5" style:family="paragraph" style:parent-style-name="Text_20_body">
      <style:text-properties style:font-name="inherit" fo:font-weight="bold" officeooo:rsid="00002382" officeooo:paragraph-rsid="00002382" style:font-weight-asian="bold" style:font-weight-complex="bold"/>
    </style:style>
    <style:style style:name="P6" style:family="paragraph" style:parent-style-name="Text_20_body">
      <style:text-properties style:font-name="inherit" fo:font-weight="bold" officeooo:rsid="00004843" officeooo:paragraph-rsid="00004843" style:font-weight-asian="bold" style:font-weight-complex="bold"/>
    </style:style>
    <style:style style:name="P7" style:family="paragraph" style:parent-style-name="Text_20_body">
      <style:text-properties style:font-name="inherit" fo:font-weight="bold" officeooo:rsid="00004843" officeooo:paragraph-rsid="0001bc16" style:font-weight-asian="bold" style:font-weight-complex="bold"/>
    </style:style>
    <style:style style:name="P8" style:family="paragraph" style:parent-style-name="Text_20_body">
      <style:text-properties style:font-name="inherit" fo:font-weight="bold" officeooo:rsid="00004843" officeooo:paragraph-rsid="000275d4" style:font-weight-asian="bold" style:font-weight-complex="bold"/>
    </style:style>
    <style:style style:name="P9" style:family="paragraph" style:parent-style-name="Text_20_body">
      <style:text-properties style:font-name="inherit" fo:font-weight="bold" officeooo:paragraph-rsid="0001bc16" style:font-weight-asian="bold" style:font-weight-complex="bold"/>
    </style:style>
    <style:style style:name="P10" style:family="paragraph" style:parent-style-name="Text_20_body">
      <style:text-properties style:font-name="inherit" fo:font-weight="bold" officeooo:rsid="000275d4" officeooo:paragraph-rsid="000275d4" style:font-weight-asian="bold" style:font-weight-complex="bold"/>
    </style:style>
    <style:style style:name="P11" style:family="paragraph" style:parent-style-name="Text_20_body">
      <style:text-properties style:font-name="inherit" fo:font-weight="bold" officeooo:rsid="000399ab" officeooo:paragraph-rsid="000399ab" style:font-weight-asian="bold" style:font-weight-complex="bold"/>
    </style:style>
    <style:style style:name="P12" style:family="paragraph" style:parent-style-name="Text_20_body">
      <style:text-properties style:font-name="inherit" fo:font-weight="bold" officeooo:rsid="0007b3cd" officeooo:paragraph-rsid="0007b3cd" style:font-weight-asian="bold" style:font-weight-complex="bold"/>
    </style:style>
    <style:style style:name="P13" style:family="paragraph" style:parent-style-name="Text_20_body">
      <style:text-properties style:font-name="inherit" fo:font-weight="bold" officeooo:rsid="00096dfe" officeooo:paragraph-rsid="00096dfe" style:font-weight-asian="bold" style:font-weight-complex="bold"/>
    </style:style>
    <style:style style:name="P14" style:family="paragraph" style:parent-style-name="Text_20_body">
      <style:text-properties style:font-name="inherit" fo:font-weight="bold" officeooo:paragraph-rsid="00096dfe" style:font-weight-asian="bold" style:font-weight-complex="bold"/>
    </style:style>
    <style:style style:name="P15" style:family="paragraph" style:parent-style-name="Text_20_body">
      <style:text-properties style:font-name="inherit" fo:font-weight="bold" officeooo:rsid="000d977b" officeooo:paragraph-rsid="000d977b" style:font-weight-asian="bold" style:font-weight-complex="bold"/>
    </style:style>
    <style:style style:name="P16" style:family="paragraph" style:parent-style-name="Text_20_body">
      <style:text-properties style:font-name="inherit" fo:font-weight="bold" officeooo:paragraph-rsid="00117073" style:font-weight-asian="bold" style:font-weight-complex="bold"/>
    </style:style>
    <style:style style:name="P17" style:family="paragraph" style:parent-style-name="Text_20_body">
      <style:text-properties style:font-name="inherit" fo:font-weight="bold" officeooo:rsid="0013b81f" officeooo:paragraph-rsid="0013b81f" style:font-weight-asian="bold" style:font-weight-complex="bold"/>
    </style:style>
    <style:style style:name="P18" style:family="paragraph" style:parent-style-name="Text_20_body">
      <style:text-properties style:font-name="inherit" fo:font-weight="bold" officeooo:rsid="001a89c2" officeooo:paragraph-rsid="001a89c2" style:font-weight-asian="bold" style:font-weight-complex="bold"/>
    </style:style>
    <style:style style:name="P19" style:family="paragraph" style:parent-style-name="Text_20_body">
      <style:text-properties style:font-name="inherit" officeooo:rsid="00004843" officeooo:paragraph-rsid="00004843"/>
    </style:style>
    <style:style style:name="P20" style:family="paragraph" style:parent-style-name="Text_20_body">
      <style:text-properties style:font-name="inherit" fo:font-weight="normal" style:font-weight-asian="normal" style:font-weight-complex="normal"/>
    </style:style>
    <style:style style:name="P21" style:family="paragraph" style:parent-style-name="Text_20_body">
      <style:text-properties style:font-name="inherit" fo:font-weight="normal" officeooo:rsid="000399ab" officeooo:paragraph-rsid="000399ab" style:font-weight-asian="normal" style:font-weight-complex="normal"/>
    </style:style>
    <style:style style:name="P22" style:family="paragraph" style:parent-style-name="Text_20_body">
      <style:text-properties style:font-name="inherit" fo:font-weight="normal" officeooo:rsid="000275d4" officeooo:paragraph-rsid="000275d4" style:font-weight-asian="normal" style:font-weight-complex="normal"/>
    </style:style>
    <style:style style:name="P23" style:family="paragraph" style:parent-style-name="Text_20_body">
      <style:text-properties style:font-name="inherit" fo:font-weight="normal" officeooo:rsid="0006afe5" officeooo:paragraph-rsid="0006afe5" style:font-weight-asian="normal" style:font-weight-complex="normal"/>
    </style:style>
    <style:style style:name="P24" style:family="paragraph" style:parent-style-name="Text_20_body">
      <style:text-properties style:font-name="inherit" fo:font-weight="normal" officeooo:paragraph-rsid="0001bc16" style:font-weight-asian="normal" style:font-weight-complex="normal"/>
    </style:style>
    <style:style style:name="P25" style:family="paragraph" style:parent-style-name="Text_20_body">
      <style:text-properties style:font-name="inherit" fo:font-weight="normal" officeooo:rsid="0007b3cd" officeooo:paragraph-rsid="0007b3cd" style:font-weight-asian="normal" style:font-weight-complex="normal"/>
    </style:style>
    <style:style style:name="P26" style:family="paragraph" style:parent-style-name="Text_20_body">
      <style:text-properties style:font-name="inherit" fo:font-weight="normal" officeooo:rsid="000d977b" officeooo:paragraph-rsid="000d977b" style:font-weight-asian="normal" style:font-weight-complex="normal"/>
    </style:style>
    <style:style style:name="P27" style:family="paragraph" style:parent-style-name="Text_20_body">
      <style:text-properties style:font-name="inherit" fo:font-weight="normal" officeooo:rsid="000d977b" officeooo:paragraph-rsid="000e5bde" style:font-weight-asian="normal" style:font-weight-complex="normal"/>
    </style:style>
    <style:style style:name="P28" style:family="paragraph" style:parent-style-name="Text_20_body">
      <style:text-properties style:font-name="inherit" fo:font-weight="normal" officeooo:paragraph-rsid="001074e7" style:font-weight-asian="normal" style:font-weight-complex="normal"/>
    </style:style>
    <style:style style:name="P29" style:family="paragraph" style:parent-style-name="Text_20_body">
      <style:text-properties style:font-name="inherit" fo:font-weight="normal" officeooo:paragraph-rsid="00117073" style:font-weight-asian="normal" style:font-weight-complex="normal"/>
    </style:style>
    <style:style style:name="P30" style:family="paragraph" style:parent-style-name="Text_20_body">
      <style:text-properties style:font-name="inherit" fo:font-weight="normal" officeooo:rsid="001a89c2" officeooo:paragraph-rsid="001a89c2" style:font-weight-asian="normal" style:font-weight-complex="normal"/>
    </style:style>
    <style:style style:name="P31" style:family="paragraph" style:parent-style-name="Text_20_body">
      <style:text-properties style:font-name="inherit" officeooo:paragraph-rsid="00004843"/>
    </style:style>
    <style:style style:name="P32" style:family="paragraph" style:parent-style-name="Text_20_body">
      <style:text-properties style:font-name="inherit" officeooo:paragraph-rsid="0001bc16"/>
    </style:style>
    <style:style style:name="P33" style:family="paragraph" style:parent-style-name="Text_20_body">
      <style:text-properties style:font-name="inherit" officeooo:paragraph-rsid="000275d4"/>
    </style:style>
    <style:style style:name="P34" style:family="paragraph" style:parent-style-name="Text_20_body">
      <style:text-properties style:font-name="inherit" officeooo:paragraph-rsid="00096dfe"/>
    </style:style>
    <style:style style:name="P35" style:family="paragraph" style:parent-style-name="Text_20_body">
      <style:text-properties style:font-name="inherit" officeooo:paragraph-rsid="0007b3cd"/>
    </style:style>
    <style:style style:name="P36" style:family="paragraph" style:parent-style-name="Text_20_body">
      <style:text-properties style:font-name="inherit" officeooo:paragraph-rsid="0009dd84"/>
    </style:style>
    <style:style style:name="P37" style:family="paragraph" style:parent-style-name="Text_20_body" style:list-style-name="L1">
      <style:text-properties style:font-name="inherit" officeooo:paragraph-rsid="000b6166"/>
    </style:style>
    <style:style style:name="P38" style:family="paragraph" style:parent-style-name="Text_20_body">
      <style:text-properties style:font-name="inherit" officeooo:rsid="000d977b" officeooo:paragraph-rsid="000d977b"/>
    </style:style>
    <style:style style:name="P39" style:family="paragraph" style:parent-style-name="Text_20_body">
      <style:text-properties style:font-name="inherit" officeooo:rsid="000d977b" officeooo:paragraph-rsid="000e5bde"/>
    </style:style>
    <style:style style:name="P40" style:family="paragraph" style:parent-style-name="Text_20_body" style:list-style-name="L2">
      <style:text-properties style:font-name="inherit"/>
    </style:style>
    <style:style style:name="P41" style:family="paragraph" style:parent-style-name="Text_20_body" style:list-style-name="L3">
      <style:text-properties style:font-name="inherit"/>
    </style:style>
    <style:style style:name="P42" style:family="paragraph" style:parent-style-name="Text_20_body" style:list-style-name="L4">
      <style:text-properties style:font-name="inherit"/>
    </style:style>
    <style:style style:name="P43" style:family="paragraph" style:parent-style-name="Text_20_body" style:list-style-name="L5">
      <style:text-properties style:font-name="inherit"/>
    </style:style>
    <style:style style:name="P44" style:family="paragraph" style:parent-style-name="Text_20_body">
      <style:text-properties style:font-name="inherit" officeooo:paragraph-rsid="0013b81f"/>
    </style:style>
    <style:style style:name="P45" style:family="paragraph" style:parent-style-name="Text_20_body">
      <style:text-properties officeooo:paragraph-rsid="00002382"/>
    </style:style>
    <style:style style:name="P46" style:family="paragraph" style:parent-style-name="Text_20_body">
      <style:text-properties fo:font-weight="bold" officeooo:rsid="000b6166" officeooo:paragraph-rsid="000b6166" style:font-weight-asian="bold" style:font-weight-complex="bold"/>
    </style:style>
    <style:style style:name="P47" style:family="paragraph" style:parent-style-name="Text_20_body">
      <style:text-properties fo:font-weight="bold" officeooo:rsid="000d977b" officeooo:paragraph-rsid="000d977b" style:font-weight-asian="bold" style:font-weight-complex="bold"/>
    </style:style>
    <style:style style:name="P48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/>
    </style:style>
    <style:style style:name="P49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0d977b" officeooo:paragraph-rsid="000d977b" style:font-weight-asian="bold" style:font-weight-complex="bold"/>
    </style:style>
    <style:style style:name="P50" style:family="paragraph" style:parent-style-name="Text_20_body">
      <style:text-properties fo:font-variant="normal" fo:text-transform="none" fo:color="#000000" style:font-name="Verdana" fo:font-size="12pt" fo:letter-spacing="normal" fo:font-style="normal" fo:font-weight="bold" officeooo:rsid="000d977b" officeooo:paragraph-rsid="000d977b" style:font-size-asian="12pt" style:font-weight-asian="bold" style:font-size-complex="12pt" style:font-weight-complex="bold"/>
    </style:style>
    <style:style style:name="P51" style:family="paragraph" style:parent-style-name="Text_20_body" style:list-style-name="L1"/>
    <style:style style:name="P52" style:family="paragraph" style:parent-style-name="Text_20_body">
      <style:text-properties fo:font-weight="normal" officeooo:rsid="000b6166" officeooo:paragraph-rsid="000b6166" style:font-weight-asian="normal" style:font-weight-complex="normal"/>
    </style:style>
    <style:style style:name="P53" style:family="paragraph" style:parent-style-name="Text_20_body">
      <style:text-properties fo:font-weight="normal" officeooo:rsid="000d1723" officeooo:paragraph-rsid="000d1723" style:font-weight-asian="normal" style:font-weight-complex="normal"/>
    </style:style>
    <style:style style:name="P54" style:family="paragraph" style:parent-style-name="Standard">
      <style:text-properties style:font-name="inherit" fo:font-weight="bold" officeooo:paragraph-rsid="00002382" style:font-weight-asian="bold" style:font-weight-complex="bold"/>
    </style:style>
    <style:style style:name="P55" style:family="paragraph" style:parent-style-name="Standard">
      <style:text-properties style:font-name="inherit" fo:font-weight="normal" officeooo:paragraph-rsid="0007b3cd" style:font-weight-asian="normal" style:font-weight-complex="normal"/>
    </style:style>
    <style:style style:name="P56" style:family="paragraph" style:parent-style-name="Standard">
      <style:text-properties fo:font-variant="normal" fo:text-transform="none" fo:color="#000000" style:font-name="Consolas" fo:font-size="12pt" fo:letter-spacing="normal" fo:font-style="normal" fo:font-weight="normal" officeooo:paragraph-rsid="00096dfe" fo:background-color="#ffffff" loext:padding-left="0.318cm" loext:padding-right="0cm" loext:padding-top="0cm" loext:padding-bottom="0cm" loext:border-left="3pt solid #4caf50" loext:border-right="none" loext:border-top="none" loext:border-bottom="none"/>
    </style:style>
    <style:style style:name="P57" style:family="paragraph" style:parent-style-name="Standard">
      <style:text-properties officeooo:paragraph-rsid="000275d4"/>
    </style:style>
    <style:style style:name="P58" style:family="paragraph" style:parent-style-name="Standard">
      <style:text-properties officeooo:paragraph-rsid="00096dfe"/>
    </style:style>
    <style:style style:name="T1" style:family="text">
      <style:text-properties fo:font-weight="normal" officeooo:rsid="0002d38d" style:font-weight-asian="normal" style:font-weight-complex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loext:padding="0cm" loext:border="none"/>
    </style:style>
    <style:style style:name="T4" style:family="text">
      <style:text-properties style:font-name="inherit"/>
    </style:style>
    <style:style style:name="T5" style:family="text">
      <style:text-properties style:font-name="inherit" officeooo:rsid="00002382"/>
    </style:style>
    <style:style style:name="T6" style:family="text">
      <style:text-properties style:font-name="inherit" officeooo:rsid="0001bc16"/>
    </style:style>
    <style:style style:name="T7" style:family="text">
      <style:text-properties style:font-name="inherit" fo:font-weight="bold" style:font-weight-asian="bold" style:font-weight-complex="bold"/>
    </style:style>
    <style:style style:name="T8" style:family="text">
      <style:text-properties style:font-name="inherit" fo:font-weight="bold" officeooo:rsid="00096dfe" style:font-weight-asian="bold" style:font-weight-complex="bold"/>
    </style:style>
    <style:style style:name="T9" style:family="text">
      <style:text-properties style:font-name="inherit" officeooo:rsid="000275d4"/>
    </style:style>
    <style:style style:name="T10" style:family="text">
      <style:text-properties style:font-name="inherit" officeooo:rsid="000d1723"/>
    </style:style>
    <style:style style:name="T11" style:family="text">
      <style:text-properties style:font-name="inherit" officeooo:rsid="000e5bde"/>
    </style:style>
    <style:style style:name="T12" style:family="text">
      <style:text-properties style:font-name="inherit" fo:font-weight="normal" officeooo:rsid="000d977b" style:font-weight-asian="normal" style:font-weight-complex="normal"/>
    </style:style>
    <style:style style:name="T13" style:family="text">
      <style:text-properties style:font-name="inherit" fo:font-weight="normal" officeooo:rsid="000e5bde" style:font-weight-asian="normal" style:font-weight-complex="normal"/>
    </style:style>
    <style:style style:name="T14" style:family="text">
      <style:text-properties style:font-name="inherit" officeooo:rsid="000e5bde" style:font-weight-asian="normal" style:font-weight-complex="normal"/>
    </style:style>
    <style:style style:name="T15" style:family="text">
      <style:text-properties style:font-name="inherit" fo:font-size="12pt" fo:font-weight="bold" officeooo:rsid="000e5bde" style:font-size-asian="12pt" style:font-weight-asian="bold" style:font-size-complex="12pt" style:font-weight-complex="bold"/>
    </style:style>
    <style:style style:name="T16" style:family="text">
      <style:text-properties officeooo:rsid="00004843"/>
    </style:style>
    <style:style style:name="T17" style:family="text">
      <style:text-properties fo:font-weight="bold"/>
    </style:style>
    <style:style style:name="T18" style:family="text">
      <style:text-properties fo:font-weight="bold" officeooo:rsid="0007b3cd" style:font-weight-asian="bold" style:font-weight-complex="bold"/>
    </style:style>
    <style:style style:name="T19" style:family="text">
      <style:text-properties fo:font-weight="bold" officeooo:rsid="00096dfe" style:font-weight-asian="bold" style:font-weight-complex="bold"/>
    </style:style>
    <style:style style:name="T20" style:family="text">
      <style:text-properties officeooo:rsid="000140cc"/>
    </style:style>
    <style:style style:name="T21" style:family="text">
      <style:text-properties officeooo:rsid="0001bc16"/>
    </style:style>
    <style:style style:name="T22" style:family="text">
      <style:text-properties officeooo:rsid="0002d38d"/>
    </style:style>
    <style:style style:name="T23" style:family="text">
      <style:text-properties officeooo:rsid="0007b3cd"/>
    </style:style>
    <style:style style:name="T24" style:family="text">
      <style:text-properties fo:color="#0000cd" fo:font-weight="bold" officeooo:rsid="00096dfe" style:font-weight-asian="bold" style:font-weight-complex="bold"/>
    </style:style>
    <style:style style:name="T25" style:family="text">
      <style:text-properties officeooo:rsid="00096dfe"/>
    </style:style>
    <style:style style:name="T26" style:family="text">
      <style:text-properties officeooo:rsid="000e5bde"/>
    </style:style>
    <style:style style:name="T27" style:family="text">
      <style:text-properties officeooo:rsid="001074e7"/>
    </style:style>
    <style:style style:name="T28" style:family="text">
      <style:text-properties officeooo:rsid="00117073"/>
    </style:style>
    <style:style style:name="T29" style:family="text">
      <style:text-properties fo:color="#777777" fo:font-size="10.5pt"/>
    </style:style>
    <style:style style:name="T30" style:family="text">
      <style:text-properties officeooo:rsid="001d7f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splay:</text:p>
      <text:p text:style-name="P45"><text:span text:style-name="T4">The </text:span><text:span text:style-name="Source_20_Text"><text:span text:style-name="T4">display </text:span></text:span><text:span text:style-name="T4">property </text:span><text:span text:style-name="T5">defines</text:span><text:span text:style-name="T4"> the display behavior of an element.</text:span></text:p>
      <text:p text:style-name="P54">Display Types:</text:p>
      <text:p text:style-name="P54"/>
      <text:p text:style-name="P2">display: none / block / inline / inline-block.</text:p>
      <text:p text:style-name="P5">None:</text:p>
      <text:p text:style-name="P19">The element is completely removed.</text:p>
      <text:p text:style-name="P19">Syntex:</text:p>
      <text:p text:style-name="P1"><text:bookmark text:name="styleDIV"/><text:tab/>#<text:span text:style-name="T16">none</text:span> {</text:p>
      <text:p text:style-name="P1"><text:s text:c="4"/><text:tab/><text:tab/>background-color:<text:span text:style-name="T20">green</text:span>;</text:p>
      <text:p text:style-name="P1"><text:s text:c="4"/><text:tab/><text:tab/>display:<text:bookmark text:name="enlargecssprop"/>none;</text:p>
      <text:p text:style-name="P1"><text:tab/>}</text:p>
      <text:p text:style-name="P6">Block:</text:p>
      <text:p text:style-name="P31">Displays an element as a block element (like &lt;p&gt;). </text:p>
      <text:p text:style-name="P31">It starts on a new line, and takes up the whole width.</text:p>
      <text:p text:style-name="P6">Syntex:</text:p>
      <text:p text:style-name="P31"><text:bookmark text:name="styleDIV1"/><text:tab/>#<text:span text:style-name="T16">block</text:span> {</text:p>
      <text:p text:style-name="P31"><text:s text:c="4"/><text:tab/><text:tab/>background-color:<text:span text:style-name="T20">green</text:span>;</text:p>
      <text:p text:style-name="P31"><text:s text:c="4"/><text:tab/><text:tab/>display:<text:bookmark text:name="enlargecssprop1"/><text:span text:style-name="T16">block</text:span>;</text:p>
      <text:p text:style-name="P31"><text:tab/>}</text:p>
      <text:p text:style-name="P32"/>
      <text:p text:style-name="P32"/>
      <text:p text:style-name="P32"/>
      <text:p text:style-name="P7"/>
      <text:p text:style-name="P7"><text:span text:style-name="T21">inline</text:span>:</text:p>
      <text:p text:style-name="P32">Displays an element as an inline element (like &lt;span&gt;). Any height and width properties will have no effect .</text:p>
      <text:p text:style-name="P9">Syntex:</text:p>
      <text:p text:style-name="Text_20_body"><text:bookmark text:name="styleDIV11"/><text:span text:style-name="T4"><text:tab/>#</text:span><text:span text:style-name="T6">inline</text:span><text:span text:style-name="T4"> {</text:span></text:p>
      <text:p text:style-name="P32"><text:s text:c="4"/><text:tab/><text:tab/>background-color:<text:span text:style-name="T20">green</text:span>;</text:p>
      <text:p text:style-name="P32"><text:s text:c="4"/><text:tab/><text:tab/>display:<text:bookmark text:name="enlargecssprop11"/><text:span text:style-name="T21">inline</text:span>;</text:p>
      <text:p text:style-name="P32"><text:tab/>}</text:p>
      <text:p text:style-name="P8"><text:soft-page-break/><text:span text:style-name="T21">inline-block</text:span>:</text:p>
      <text:p text:style-name="P1">Displays an element as an inline-level block container. The element itself is formatted as an inline element, but you can apply height and width values.</text:p>
      <text:p text:style-name="P10">Syntex:</text:p>
      <text:p text:style-name="P57"><text:span text:style-name="T4">#</text:span><text:span text:style-name="T6">inline-</text:span><text:span text:style-name="T9">block</text:span><text:span text:style-name="T4"> {</text:span></text:p>
      <text:p text:style-name="P33"><text:s text:c="4"/><text:tab/><text:tab/>background-color:<text:span text:style-name="T20">green</text:span>;</text:p>
      <text:p text:style-name="P33"><text:s text:c="4"/><text:tab/><text:tab/>display:<text:bookmark text:name="enlargecssprop112"/><text:span text:style-name="T21">inline-block</text:span>;</text:p>
      <text:p text:style-name="P10"><text:span text:style-name="T1">}</text:span></text:p>
      <text:p text:style-name="P11"><text:span text:style-name="T22">D</text:span>emo For Display Elements:</text:p>
      <text:p text:style-name="P21">&lt;style type="text/css"&gt;</text:p>
      <text:p text:style-name="P21"><text:tab/><text:tab/><text:tab/><text:tab/>h1{</text:p>
      <text:p text:style-name="P21"><text:tab/><text:tab/><text:tab/><text:tab/><text:tab/>text-align: center;</text:p>
      <text:p text:style-name="P21"><text:tab/><text:tab/><text:tab/><text:tab/><text:tab/>background-color: black;</text:p>
      <text:p text:style-name="P21"><text:tab/><text:tab/><text:tab/><text:tab/><text:tab/>color: white;</text:p>
      <text:p text:style-name="P21"><text:tab/><text:tab/><text:tab/><text:tab/>}</text:p>
      <text:p text:style-name="P21"><text:tab/><text:tab/><text:tab/><text:tab/>#none{</text:p>
      <text:p text:style-name="P21"><text:tab/><text:tab/><text:tab/><text:tab/><text:tab/>background-color:green;</text:p>
      <text:p text:style-name="P21"><text:tab/><text:tab/><text:tab/><text:tab/><text:tab/>color: white;</text:p>
      <text:p text:style-name="P21"><text:s text:c="4"/><text:tab/><text:tab/><text:tab/><text:tab/>display:none;</text:p>
      <text:p text:style-name="P21"><text:tab/></text:p>
      <text:p text:style-name="P21"><text:tab/><text:tab/><text:tab/><text:tab/>}</text:p>
      <text:p text:style-name="P21"><text:tab/><text:tab/><text:tab/><text:tab/>#block{</text:p>
      <text:p text:style-name="P21"><text:tab/><text:tab/><text:tab/><text:tab/><text:tab/>background-color:green;</text:p>
      <text:p text:style-name="P21"><text:tab/><text:tab/><text:tab/><text:tab/><text:tab/>color: white;</text:p>
      <text:p text:style-name="P21"><text:s text:c="4"/><text:tab/><text:tab/><text:tab/><text:tab/>display:block;</text:p>
      <text:p text:style-name="P21"><text:tab/></text:p>
      <text:p text:style-name="P21"><text:tab/><text:tab/><text:tab/><text:tab/>}</text:p>
      <text:p text:style-name="P21"><text:tab/><text:tab/><text:tab/><text:tab/></text:p>
      <text:p text:style-name="P21"><text:tab/><text:tab/><text:tab/><text:tab/>span{</text:p>
      <text:p text:style-name="P21"><text:tab/><text:tab/><text:tab/><text:tab/><text:tab/>background-color: red;</text:p>
      <text:p text:style-name="P21"><text:tab/><text:tab/><text:tab/><text:tab/><text:tab/>color: white;</text:p>
      <text:p text:style-name="P21"><text:soft-page-break/><text:tab/><text:tab/><text:tab/><text:tab/><text:tab/>display: inline;</text:p>
      <text:p text:style-name="P21"><text:tab/><text:tab/><text:tab/><text:tab/>}</text:p>
      <text:p text:style-name="P21"><text:tab/><text:tab/><text:tab/><text:tab/>.sp{</text:p>
      <text:p text:style-name="P21"><text:tab/><text:tab/><text:tab/><text:tab/><text:tab/>background-color: red;</text:p>
      <text:p text:style-name="P21"><text:tab/><text:tab/><text:tab/><text:tab/><text:tab/>color: white;</text:p>
      <text:p text:style-name="P21"><text:tab/><text:tab/><text:tab/><text:tab/><text:tab/>display: inline-block;</text:p>
      <text:p text:style-name="P21"><text:tab/><text:tab/><text:tab/><text:tab/>}</text:p>
      <text:p text:style-name="P21"/>
      <text:p text:style-name="P21"><text:s text:c="5"/>&lt;/style&gt;</text:p>
      <text:p text:style-name="P21"/>
      <text:p text:style-name="P23">&lt;body&gt;</text:p>
      <text:p text:style-name="P23"><text:tab/>&lt;hr&gt;</text:p>
      <text:p text:style-name="P23"><text:tab/>&lt;h1&gt;Display Types&lt;/h1&gt;</text:p>
      <text:p text:style-name="P23"><text:tab/>&lt;hr&gt;</text:p>
      <text:p text:style-name="P23"><text:tab/>&lt;h2&gt;display:none&lt;/h2&gt;</text:p>
      <text:p text:style-name="P23"><text:tab/>&lt;div id="none"&gt;</text:p>
      <text:p text:style-name="P23"><text:tab/><text:tab/>&lt;p&gt;The element is completely removed.&lt;/p&gt;</text:p>
      <text:p text:style-name="P23"><text:tab/>&lt;/div&gt;</text:p>
      <text:p text:style-name="P23"><text:tab/>&lt;hr&gt;</text:p>
      <text:p text:style-name="P23"><text:tab/>&lt;hr&gt;</text:p>
      <text:p text:style-name="P23"><text:tab/>&lt;h2&gt;display:block&lt;/h2&gt;</text:p>
      <text:p text:style-name="P23"><text:tab/>&lt;div id="block"&gt;</text:p>
      <text:p text:style-name="P23"><text:tab/><text:tab/>&lt;p&gt;Displays an element as a block element <text:s/>(like &lt;p&gt;). </text:p>
      <text:p text:style-name="P23"><text:tab/><text:tab/><text:tab/>It starts on a new line, and takes up the whole width.</text:p>
      <text:p text:style-name="P23"><text:tab/><text:tab/>&lt;/p&gt;</text:p>
      <text:p text:style-name="P23"><text:tab/>&lt;/div&gt;</text:p>
      <text:p text:style-name="P23"><text:tab/> <text:s/>&lt;hr&gt;</text:p>
      <text:p text:style-name="P23"><text:tab/> <text:s text:c="2"/>&lt;hr&gt;</text:p>
      <text:p text:style-name="P23"><text:tab/> <text:s text:c="3"/>&lt;h2&gt;display:inline&lt;/h2&gt;</text:p>
      <text:p text:style-name="P23"><text:soft-page-break/><text:tab/><text:tab/>&lt;p&gt;Displays an element as an inline element (like &lt; span &gt;). Any <text:tab/><text:tab/><text:tab/><text:tab/>height and width&lt;span&gt;properties&lt;/span&gt; will have <text:tab/><text:tab/><text:tab/>no effect .</text:p>
      <text:p text:style-name="P23"><text:tab/><text:tab/>&lt;/p&gt;</text:p>
      <text:p text:style-name="P23"><text:tab/><text:tab/>&lt;hr&gt;</text:p>
      <text:p text:style-name="P23"><text:tab/><text:tab/>&lt;hr&gt;</text:p>
      <text:p text:style-name="P23"><text:tab/><text:tab/>&lt;h2&gt;display:inline-block&lt;/h2&gt;</text:p>
      <text:p text:style-name="P23"><text:tab/><text:tab/>&lt;p&gt;</text:p>
      <text:p text:style-name="P23"><text:tab/><text:tab/><text:tab/>Displays an element as an inline-level block container.The <text:tab/><text:tab/><text:tab/><text:tab/>element itself is formatted as an &lt;span class="sp"&gt;inline <text:tab/><text:tab/><text:tab/><text:tab/>element&lt;/span&gt;,but you can apply height and width values.</text:p>
      <text:p text:style-name="P23"><text:tab/><text:tab/>&lt;/p&gt;</text:p>
      <text:p text:style-name="P23"><text:tab/><text:tab/>&lt;hr&gt;</text:p>
      <text:p text:style-name="P23">&lt;/body&gt;</text:p>
      <text:p text:style-name="P21"/>
      <text:p text:style-name="P22"/>
      <text:p text:style-name="P9">Block elements:</text:p>
      <text:p text:style-name="P32">- Stretch the full width of a container.</text:p>
      <text:p text:style-name="P32">- Behave as though there is a line break before and after the element.</text:p>
      <text:p text:style-name="P32">- Full box model can be manipulated.</text:p>
      <text:p text:style-name="P55">HTML (Hypertext Markup Language) elements are usually either "block-level" elements or "inline" elements. </text:p>
      <text:p text:style-name="P55"/>
      <text:p text:style-name="P55">A block-level element occupies the entire space of its parent element (container), thereby creating a "block."</text:p>
      <text:p text:style-name="P24"/>
      <text:p text:style-name="P9">Block elements Tags that are block-level by default:</text:p>
      <text:p text:style-name="P32">&lt;div&gt;, &lt;p&gt;, &lt;ul&gt;, &lt;ol&gt;, &lt;li&gt; and &lt;h1&gt; through &lt;h6&gt;.</text:p>
      <text:p text:style-name="P3">1.&lt;div&gt;</text:p>
      <text:p text:style-name="P1">The &lt;div&gt; element is a block-level element.</text:p>
      <text:p text:style-name="P3"/>
      <text:p text:style-name="P3">Syntex:</text:p>
      <text:p text:style-name="P1">&lt;div&gt;<text:span text:style-name="T23">Welcome</text:span>&lt;/div&gt;<text:line-break/>&lt;div&gt;<text:span text:style-name="T23">Bye</text:span>&lt;/div&gt;</text:p>
      <text:p text:style-name="P35"><text:soft-page-break/><text:span text:style-name="T18">2.&lt;p&gt;</text:span></text:p>
      <text:p text:style-name="P1">The &lt;p&gt; tag defines a paragraph.</text:p>
      <text:p text:style-name="P3">Syntex:</text:p>
      <text:p text:style-name="P25">&lt;p&gt;This is a welcome page ...&lt;/&gt;</text:p>
      <text:p text:style-name="P12">3.&lt;ul&gt;</text:p>
      <text:p text:style-name="P1">The &lt;ul&gt; tag defines an unordered (bulleted) list.</text:p>
      <text:p text:style-name="P13">Syntex:</text:p>
      <text:p text:style-name="P1">&lt;ul&gt;<text:line-break/><text:tab/>&lt;li&gt;<text:span text:style-name="T25">Siva</text:span>&lt;/li&gt;<text:line-break/><text:tab/>&lt;li&gt;<text:span text:style-name="T25">Mani</text:span>&lt;/li&gt;<text:line-break/><text:tab/>&lt;li&gt;<text:span text:style-name="T25">Kumar</text:span>&lt;/li&gt;<text:line-break/>&lt;/ul&gt;</text:p>
      <text:p text:style-name="P3">4.&lt;ol&gt;</text:p>
      <text:p text:style-name="P34">The &lt;ol&gt; tag defines an ordered list. An ordered list can be numerical or alphabetical.</text:p>
      <text:p text:style-name="P14"><text:span text:style-name="T25">Syntex:Months</text:span></text:p>
      <text:p text:style-name="P34"><text:span text:style-name="T25">&lt;ol&gt;</text:span></text:p>
      <text:p text:style-name="P34"><text:tab/><text:span text:style-name="T25">&lt;li&gt;Jan&lt;/li&gt;</text:span></text:p>
      <text:p text:style-name="P34"><text:tab/><text:span text:style-name="T25">&lt;li&gt;Feb&lt;/li&gt;</text:span></text:p>
      <text:p text:style-name="P34"><text:tab/><text:span text:style-name="T25">&lt;li&gt;Mar&lt;/li&gt;</text:span></text:p>
      <text:p text:style-name="P34"><text:span text:style-name="T25">&lt;/ol&gt;</text:span></text:p>
      <text:p text:style-name="P3">5.&lt;li&gt;</text:p>
      <text:p text:style-name="P34">The &lt;li&gt; tag defines a list item.</text:p>
      <text:p text:style-name="P14"><text:span text:style-name="T25">Syntex:</text:span></text:p>
      <text:p text:style-name="P34"><text:span text:style-name="T25">&lt;ol&gt;</text:span></text:p>
      <text:p text:style-name="P34"><text:tab/><text:span text:style-name="T25">&lt;li&gt;Jan&lt;/li&gt;</text:span></text:p>
      <text:p text:style-name="P34"><text:tab/><text:span text:style-name="T25">&lt;li&gt;Feb&lt;/li&gt;</text:span></text:p>
      <text:p text:style-name="P34"><text:tab/><text:span text:style-name="T25">&lt;li&gt;Mar&lt;/li&gt;</text:span></text:p>
      <text:p text:style-name="P34"><text:span text:style-name="T25">&lt;/ol&gt;</text:span></text:p>
      <text:p text:style-name="P34">&lt;ul&gt;<text:line-break/><text:tab/>&lt;li&gt;<text:span text:style-name="T25">Siva</text:span>&lt;/li&gt;<text:line-break/><text:tab/>&lt;li&gt;<text:span text:style-name="T25">Mani</text:span>&lt;/li&gt;<text:line-break/><text:soft-page-break/><text:tab/>&lt;li&gt;<text:span text:style-name="T25">Kumar</text:span>&lt;/li&gt;<text:line-break/>&lt;/ul&gt;</text:p>
      <text:p text:style-name="P13">6.h1 through h6:</text:p>
      <text:p text:style-name="P1">The &lt;h1&gt; to &lt;h6&gt; tags are used to define HTML headings.</text:p>
      <text:p text:style-name="P36">&lt;h1&gt; defines the most important heading. </text:p>
      <text:p text:style-name="P36">&lt;h6&gt; defines the least important heading.</text:p>
      <text:p text:style-name="P3">Syntex:</text:p>
      <text:p text:style-name="P1">&lt;h1&gt;This is heading 1&lt;/h1&gt;<text:line-break/>&lt;h2&gt;This is heading 2&lt;/h2&gt;<text:line-break/>&lt;h3&gt;This is heading 3&lt;/h3&gt;<text:line-break/>&lt;h4&gt;This is heading 4&lt;/h4&gt;<text:line-break/>&lt;h5&gt;This is heading 5&lt;/h5&gt;<text:line-break/>&lt;h6&gt;This is heading 6&lt;/h6&gt;</text:p>
      <text:p text:style-name="P1"/>
      <text:p text:style-name="P3">Inline elements:</text:p>
      <text:p text:style-name="P1">- Typically found within block-level elements</text:p>
      <text:p text:style-name="P1">- Only take up the space of the content inside</text:p>
      <text:p text:style-name="P1">- Do not generate a line break before and after the content</text:p>
      <text:p text:style-name="P1"/>
      <text:list xml:id="list5422494302476429524" text:style-name="L1">
        <text:list-item>
          <text:p text:style-name="P51"><text:span text:style-name="T4">Inline elements Tags that are inline by default include </text:span><text:span text:style-name="T7">&lt;span&gt;, &lt;a&gt;, &lt;em&gt;, &lt;img&gt;, and &lt;strong&gt;.</text:span></text:p>
        </text:list-item>
        <text:list-item>
          <text:p text:style-name="P51"><text:span text:style-name="T4">Inline-block Same flow as an inline element but behave as a block element.</text:span></text:p>
        </text:list-item>
        <text:list-item>
          <text:p text:style-name="P37">HTML is made up of various elements that act as the building blocks of web pages. </text:p>
        </text:list-item>
        <text:list-item>
          <text:p text:style-name="P37">For the purpose of styling, elements are divided into two categories: block-level elements and inline elements. </text:p>
        </text:list-item>
        <text:list-item>
          <text:p text:style-name="P37">Insummary, a &lt;span&gt; element is used as an inline element and a &lt;div&gt; element as a block level element</text:p>
        </text:list-item>
      </text:list>
      <text:p text:style-name="P3">&lt;span&gt;</text:p>
      <text:p text:style-name="P52"><text:span text:style-name="T4">span is a inline element.</text:span></text:p>
      <text:p text:style-name="P46"><text:span text:style-name="T4">Syntex:</text:span></text:p>
      <text:p text:style-name="P52"><text:span text:style-name="T4">&lt;span&gt;This is a inline element.</text:span><text:span text:style-name="T10">and will not start in a new line</text:span><text:span text:style-name="T4">&lt;/span&gt;</text:span></text:p>
      <text:p text:style-name="P53"><text:span text:style-name="T4">&lt;span&gt;Welcome&lt;/span&gt;&lt;span&gt;Bye&lt;/span&gt;</text:span></text:p>
      <text:p text:style-name="P47"><text:soft-page-break/><text:span text:style-name="T4">&lt;a&gt;</text:span></text:p>
      <text:p text:style-name="P49"><text:span text:style-name="T4">The &lt;a&gt; tag defines a hyperlink, which is used to link from one page to another.</text:span></text:p>
      <text:p text:style-name="P50"><text:span text:style-name="T4">Syntex:</text:span></text:p>
      <text:p text:style-name="P49"><text:span text:style-name="T4">&lt;li&gt;&lt;a href=”index.html”&gt;Home&lt;/a&gt;&lt;/li&gt;</text:span></text:p>
      <text:p text:style-name="P49"><text:span text:style-name="T4"/></text:p>
      <text:p text:style-name="P50"><text:span text:style-name="T4">&lt;em&gt;,&lt;strong&gt;,&lt;code&gt;,&lt;samp&gt;,&lt;kbd&gt;,&lt;var&gt;,</text:span><text:span text:style-name="T11">&lt;img&gt;</text:span></text:p>
      <text:p text:style-name="P1">The &lt;em&gt; tag is a phrase tag. It renders as emphasized text.</text:p>
      <text:p text:style-name="P15">&lt;em&gt;Emphasized text&lt;/em&gt;</text:p>
      <text:p text:style-name="P15"/>
      <text:p text:style-name="P38">This tag defines the important text.</text:p>
      <text:p text:style-name="P15">&lt;strong&gt;Strong text&lt;/strong&gt;</text:p>
      <text:p text:style-name="P15"/>
      <text:p text:style-name="P26">This tag defines the piece of computer code.</text:p>
      <text:p text:style-name="P15">&lt;code&gt;A piece of computer code&lt;/code&gt;</text:p>
      <text:p text:style-name="P15"/>
      <text:p text:style-name="P39">This tag defines the <text:span text:style-name="T26">sample output from a computer program</text:span>.</text:p>
      <text:p text:style-name="P15">&lt;samp&gt;Sample output from a computer program&lt;/samp&gt;</text:p>
      <text:p text:style-name="P15"/>
      <text:p text:style-name="P39"/>
      <text:p text:style-name="P39">This tag defines the <text:span text:style-name="T26">keyboard input.</text:span></text:p>
      <text:p text:style-name="P15">&lt;kbd&gt;Keyboard input&lt;/kbd&gt;</text:p>
      <text:p text:style-name="P15"/>
      <text:p text:style-name="P39"/>
      <text:p text:style-name="P39"/>
      <text:p text:style-name="P39">This tag defines the <text:span text:style-name="T26">variable.</text:span></text:p>
      <text:p text:style-name="P15">&lt;var&gt;Variable&lt;/var&gt;</text:p>
      <text:p text:style-name="P15"/>
      <text:p text:style-name="Text_20_body"><text:span text:style-name="T12"/></text:p>
      <text:p text:style-name="Text_20_body"><text:span text:style-name="T12">This tag defines the </text:span><text:span text:style-name="T13">image in a html page</text:span></text:p>
      <text:p text:style-name="P48"><text:span text:style-name="T14">The &lt;img&gt; tag has two required attributes: </text:span><text:span text:style-name="T15">src and alt</text:span><text:span text:style-name="T14">.</text:span></text:p>
      <text:p text:style-name="P3">&lt;img src="<text:span text:style-name="T26">hd.png</text:span>" alt=" <text:span text:style-name="T26">Lord budda</text:span>" height="<text:span text:style-name="T26">50px</text:span>"width="<text:span text:style-name="T26">50px</text:span>"&gt;</text:p>
      <text:p text:style-name="P3"><text:soft-page-break/><text:span text:style-name="T27">2</text:span>. Centering:</text:p>
      <text:p text:style-name="P1"/>
      <text:p text:style-name="P1">Centering a block-level element:</text:p>
      <text:list xml:id="list8026861683299630036" text:style-name="L2">
        <text:list-item>
          <text:p text:style-name="P40">Define a width, and the element width must be less than that of the parent container</text:p>
        </text:list-item>
        <text:list-item>
          <text:p text:style-name="P40">margin: 0 auto;</text:p>
        </text:list-item>
      </text:list>
      <text:p text:style-name="P1">Centering inline and inline-block elements:</text:p>
      <text:list xml:id="list5522627771848937615" text:style-name="L3">
        <text:list-item>
          <text:p text:style-name="P41">text-align:center</text:p>
        </text:list-item>
      </text:list>
      <text:p text:style-name="P1"/>
      <text:p text:style-name="P16"><text:span text:style-name="T28">A.</text:span></text:p>
      <text:p text:style-name="P29">Center Align Elements. </text:p>
      <text:p text:style-name="P28">To horizontally center a block element. </text:p>
      <text:p text:style-name="P28">(like &lt;div&gt;), use margin: auto; </text:p>
      <text:p text:style-name="P28">Setting the width of the element will prevent it from stretching out to the edges of its container. </text:p>
      <text:p text:style-name="P28">This div element is centered.</text:p>
      <text:p text:style-name="P1">There are three ways of centering a block: </text:p>
      <text:list xml:id="list8771809734640592216" text:style-name="L4">
        <text:list-item>
          <text:p text:style-name="P42">Centering with margins .</text:p>
        </text:list-item>
        <text:list-item>
          <text:p text:style-name="P42">Centering with percentages. </text:p>
        </text:list-item>
        <text:list-item>
          <text:p text:style-name="P42">Centering with absolute sizes. </text:p>
        </text:list-item>
      </text:list>
      <text:p text:style-name="P3">Text-Align Method:</text:p>
      <text:list xml:id="list3146129294176228824" text:style-name="L5">
        <text:list-item>
          <text:p text:style-name="P43">Enclose the div that you want to center with a parent element (commonly known as a wrapper or container)</text:p>
        </text:list-item>
        <text:list-item>
          <text:p text:style-name="P43">Set “text-align: center” to parent element.</text:p>
        </text:list-item>
        <text:list-item>
          <text:p text:style-name="P43">Then set the inside div to “display: inline-block”</text:p>
        </text:list-item>
      </text:list>
      <text:p text:style-name="P17">inline-block element center:</text:p>
      <text:p text:style-name="P44">If you do this then you don't have to clear the float in your .profile-photo . Margin auto only works on block level elements. </text:p>
      <text:p text:style-name="P44">It doesn't work on inline or inline-block elements. </text:p>
      <text:p text:style-name="P44">To center those elements you can use text-align: center on the parent element.</text:p>
      <text:p text:style-name="P1"/>
      <text:p text:style-name="P1">.</text:p>
      <text:p text:style-name="P18"><text:soft-page-break/>Demo For Centering:</text:p>
      <text:p text:style-name="P30">&lt;!DOCTYPE html&gt;</text:p>
      <text:p text:style-name="P30"><text:tab/>&lt;html&gt;</text:p>
      <text:p text:style-name="P30"><text:tab/><text:tab/>&lt;head&gt;</text:p>
      <text:p text:style-name="P30"><text:tab/><text:tab/><text:tab/>&lt;title&gt;<text:span text:style-name="T30">Centering</text:span>&lt;/title&gt;</text:p>
      <text:p text:style-name="P30"><text:tab/><text:tab/><text:tab/>&lt;style type="text/css"&gt;</text:p>
      <text:p text:style-name="P30"><text:tab/><text:tab/><text:tab/></text:p>
      <text:p text:style-name="P30"><text:tab/><text:tab/><text:tab/><text:tab/>h1,h3 {</text:p>
      <text:p text:style-name="P30"><text:s text:c="2"/><text:tab/><text:tab/><text:tab/><text:tab/><text:tab/>text-align: center;</text:p>
      <text:p text:style-name="P30"><text:tab/><text:tab/><text:tab/><text:tab/>}</text:p>
      <text:p text:style-name="P30"/>
      <text:p text:style-name="P30"><text:tab/><text:tab/><text:tab/><text:tab/>.blue-square-container {</text:p>
      <text:p text:style-name="P30"><text:s text:c="2"/><text:tab/><text:tab/><text:tab/><text:tab/><text:tab/><text:tab/><text:tab/>text-align: center;</text:p>
      <text:p text:style-name="P30"><text:tab/><text:tab/><text:tab/><text:tab/>}</text:p>
      <text:p text:style-name="P30"/>
      <text:p text:style-name="P30"><text:tab/><text:tab/><text:tab/><text:tab/>.blue-square {</text:p>
      <text:p text:style-name="P30"><text:s text:c="2"/><text:tab/><text:tab/><text:tab/><text:tab/><text:tab/><text:tab/>background-color: #0074D9;</text:p>
      <text:p text:style-name="P30"><text:s text:c="2"/><text:tab/><text:tab/><text:tab/><text:tab/><text:tab/><text:tab/><text:tab/><text:tab/><text:tab/> width: 100px;</text:p>
      <text:p text:style-name="P30"><text:s text:c="2"/><text:tab/><text:tab/><text:tab/><text:tab/><text:tab/><text:tab/><text:tab/><text:tab/><text:tab/>height: 100px;</text:p>
      <text:p text:style-name="P30"><text:s text:c="2"/><text:tab/><text:tab/><text:tab/><text:tab/><text:tab/><text:tab/><text:tab/>display: inline-block;</text:p>
      <text:p text:style-name="P30"><text:tab/><text:tab/><text:tab/><text:tab/>}</text:p>
      <text:p text:style-name="P30"/>
      <text:p text:style-name="P30"><text:tab/><text:tab/><text:tab/><text:tab/>.yellow-square {</text:p>
      <text:p text:style-name="P30"><text:s text:c="2"/><text:tab/><text:tab/><text:tab/><text:tab/><text:tab/><text:tab/><text:tab/>background-color: #FFDC00;</text:p>
      <text:p text:style-name="P30"><text:s text:c="2"/><text:tab/><text:tab/><text:tab/><text:tab/><text:tab/><text:tab/><text:tab/><text:tab/><text:tab/><text:tab/>width: 100px;</text:p>
      <text:p text:style-name="P30"><text:s text:c="2"/><text:tab/><text:tab/><text:tab/><text:tab/><text:tab/><text:tab/><text:tab/><text:tab/><text:tab/><text:tab/>height: 100px;</text:p>
      <text:p text:style-name="P30"><text:s text:c="2"/><text:tab/><text:tab/><text:tab/><text:tab/><text:tab/><text:tab/><text:tab/><text:tab/><text:tab/><text:tab/>margin: 0 auto;</text:p>
      <text:p text:style-name="P30"><text:tab/><text:tab/><text:tab/><text:tab/>}</text:p>
      <text:p text:style-name="P30"/>
      <text:p text:style-name="P30"><text:tab/><text:tab/><text:tab/><text:tab/>.green-square {</text:p>
      <text:p text:style-name="P30"><text:s text:c="2"/><text:tab/><text:tab/><text:tab/><text:tab/><text:tab/><text:tab/>background-color: #3D9970;</text:p>
      <text:p text:style-name="P30"><text:soft-page-break/><text:s text:c="2"/><text:tab/><text:tab/><text:tab/><text:tab/><text:tab/><text:tab/><text:tab/><text:tab/><text:tab/>width: 100px;</text:p>
      <text:p text:style-name="P30"><text:s text:c="2"/><text:tab/><text:tab/><text:tab/><text:tab/><text:tab/><text:tab/><text:tab/><text:tab/><text:tab/>height: 100px;</text:p>
      <text:p text:style-name="P30"><text:s text:c="2"/><text:tab/><text:tab/><text:tab/><text:tab/><text:tab/><text:tab/><text:tab/><text:tab/>position: absolute;</text:p>
      <text:p text:style-name="P30"><text:s text:c="2"/><text:tab/><text:tab/><text:tab/><text:tab/><text:tab/><text:tab/><text:tab/><text:tab/><text:tab/><text:tab/>left: 50%;</text:p>
      <text:p text:style-name="P30"><text:s text:c="2"/><text:tab/><text:tab/><text:tab/><text:tab/><text:tab/><text:tab/><text:tab/><text:tab/>margin-left: -50px;</text:p>
      <text:p text:style-name="P30"><text:tab/><text:tab/><text:tab/><text:tab/>}</text:p>
      <text:p text:style-name="P30"><text:tab/><text:tab/><text:tab/>&lt;/style&gt;</text:p>
      <text:p text:style-name="P30"><text:tab/><text:tab/>&lt;/head&gt;</text:p>
      <text:p text:style-name="P30"><text:tab/><text:tab/>&lt;body&gt;</text:p>
      <text:p text:style-name="P30"><text:tab/><text:tab/><text:tab/>&lt;h1&gt;Centering with CSS&lt;/h1&gt;</text:p>
      <text:p text:style-name="P30"/>
      <text:p text:style-name="P30"><text:tab/><text:tab/><text:tab/>&lt;h3&gt;Text-Align Method&lt;/h3&gt;</text:p>
      <text:p text:style-name="P30"><text:tab/><text:tab/><text:tab/><text:tab/></text:p>
      <text:p text:style-name="P30"><text:tab/><text:tab/><text:tab/><text:tab/>&lt;div class="blue-square-container"&gt;</text:p>
      <text:p text:style-name="P30"><text:s text:c="2"/><text:tab/><text:tab/><text:tab/><text:tab/><text:tab/>&lt;div class="blue-square"&gt;&lt;/div&gt;</text:p>
      <text:p text:style-name="P30"><text:tab/><text:tab/><text:tab/><text:tab/>&lt;/div&gt;</text:p>
      <text:p text:style-name="P30"/>
      <text:p text:style-name="P30"><text:tab/><text:tab/><text:tab/><text:tab/>&lt;h3&gt;Margin Auto Method&lt;/h3&gt;</text:p>
      <text:p text:style-name="P30"><text:tab/><text:tab/><text:tab/><text:tab/><text:tab/>&lt;div class="yellow-square"&gt;&lt;/div&gt;</text:p>
      <text:p text:style-name="P30"/>
      <text:p text:style-name="P30"><text:tab/><text:tab/><text:tab/><text:tab/>&lt;h3&gt;Absolute Positioning Method&lt;/h3&gt;</text:p>
      <text:p text:style-name="P30"><text:tab/><text:tab/><text:tab/><text:tab/>&lt;div class="green-square"&gt;&lt;/div&gt;</text:p>
      <text:p text:style-name="P30"><text:tab/><text:tab/><text:tab/><text:tab/>&lt;br&gt;&lt;br&gt;&lt;br&gt;&lt;br&gt;&lt;br&gt;&lt;br&gt;&lt;br&gt;&lt;hr <text:tab/><text:tab/><text:tab/><text:tab/><text:tab/><text:tab/><text:tab/>style="border:2px solid black"&gt;&lt;hr&gt;</text:p>
      <text:p text:style-name="P30"><text:tab/><text:tab/><text:tab/><text:tab/>&lt;h2 style="text-align:center;"&gt;Center A Block In Which <text:tab/><text:tab/><text:tab/><text:tab/><text:tab/>It Is Applied Display Inline-block and inline <text:tab/><text:tab/><text:tab/><text:tab/><text:tab/><text:tab/>elements&lt;/h2&gt;</text:p>
      <text:p text:style-name="P30"><text:tab/><text:tab/><text:tab/><text:tab/>&lt;div style="text-align:center"&gt;</text:p>
      <text:p text:style-name="P30"><text:tab/><text:tab/><text:tab/><text:tab/><text:tab/><text:tab/>&lt;img src="hd.png" alt=" Lord budda" <text:tab/><text:tab/><text:tab/><text:tab/><text:tab/><text:tab/><text:tab/>height="200px" width="200px"&gt;</text:p>
      <text:p text:style-name="P30"/>
      <text:p text:style-name="P30"><text:tab/><text:tab/><text:tab/><text:tab/><text:tab/>&lt;div style="display: inline-block"&gt;</text:p>
      <text:p text:style-name="P30"><text:soft-page-break/></text:p>
      <text:p text:style-name="P30"><text:tab/><text:tab/><text:tab/><text:tab/><text:tab/><text:tab/>&lt;img src="hd.png" alt=" Lord budda" <text:tab/><text:tab/><text:tab/><text:tab/><text:tab/><text:tab/><text:tab/>height="200px" width="200px"&gt;</text:p>
      <text:p text:style-name="P30"/>
      <text:p text:style-name="P30"><text:tab/><text:tab/><text:tab/><text:tab/><text:tab/>&lt;/div&gt;</text:p>
      <text:p text:style-name="P30"><text:tab/><text:tab/><text:tab/><text:tab/>&lt;/div&gt;</text:p>
      <text:p text:style-name="P30"><text:tab/><text:tab/><text:tab/><text:tab/>&lt;br&gt;&lt;br&gt;&lt;hr style="border:2px solid black"&gt;&lt;hr&gt;</text:p>
      <text:p text:style-name="P30"><text:tab/><text:tab/><text:tab/><text:tab/>&lt;h2 style="text-align:center;"&gt;text align center in <text:tab/><text:tab/><text:tab/><text:tab/><text:tab/><text:tab/>inline &amp; inline-block elements&lt;/h2&gt;</text:p>
      <text:p text:style-name="P30"><text:tab/><text:tab/><text:tab/><text:tab/>&lt;div style="text-align:center"&gt;</text:p>
      <text:p text:style-name="P30"><text:tab/><text:tab/><text:tab/><text:tab/><text:tab/>&lt;p&gt;We focus our efforts in crafting professional <text:tab/><text:tab/><text:tab/><text:tab/><text:tab/>Websites, giving an impressive look and feel to <text:tab/><text:tab/><text:tab/><text:tab/><text:tab/>your website. We optimize your website to get it <text:tab/><text:tab/><text:tab/><text:tab/><text:tab/>high positions in search engines with the right <text:tab/><text:tab/><text:tab/><text:tab/><text:tab/><text:tab/>keywords.&lt;/p&gt;</text:p>
      <text:p text:style-name="P30"/>
      <text:p text:style-name="P30"><text:tab/><text:tab/><text:tab/><text:tab/><text:tab/>&lt;div style="display: inline-block"&gt;</text:p>
      <text:p text:style-name="P30"/>
      <text:p text:style-name="P30"><text:tab/><text:tab/><text:tab/><text:tab/><text:tab/><text:tab/>We put the latest technology to work for <text:tab/><text:tab/><text:tab/><text:tab/><text:tab/><text:tab/><text:tab/>you. We stay up-to-date-with the latest <text:tab/><text:tab/><text:tab/><text:tab/><text:tab/><text:tab/><text:tab/>technology to make sure we apply the latest <text:tab/><text:tab/><text:tab/><text:tab/><text:tab/><text:tab/>methods and best ways to give your <text:tab/><text:tab/><text:tab/><text:tab/><text:tab/><text:tab/><text:tab/>Websites and Portals the look and feel of the <text:tab/><text:tab/><text:tab/><text:tab/><text:tab/><text:tab/>future.</text:p>
      <text:p text:style-name="P30"><text:tab/><text:tab/><text:tab/><text:tab/><text:tab/>&lt;/div&gt;</text:p>
      <text:p text:style-name="P30"><text:tab/><text:tab/><text:tab/><text:tab/>&lt;/div&gt;</text:p>
      <text:p text:style-name="P30"><text:tab/><text:tab/><text:tab/><text:tab/>&lt;br&gt;&lt;br&gt;&lt;hr style="border:2px solid black"&gt;&lt;hr&gt;</text:p>
      <text:p text:style-name="P30"><text:tab/><text:tab/><text:tab/><text:tab/>&lt;h2 style="text-align:center;"&gt;Navigation center&lt;/h2&gt;</text:p>
      <text:p text:style-name="P30"><text:tab/><text:tab/><text:tab/><text:tab/>&lt;div style="text-align:center"&gt;</text:p>
      <text:p text:style-name="P30"><text:tab/><text:tab/><text:tab/><text:tab/><text:tab/><text:tab/>&lt;a href="next_page.html" <text:tab/><text:tab/><text:tab/><text:tab/><text:tab/><text:tab/><text:tab/><text:tab/><text:tab/>class="button"&gt;Register&lt;/a&gt;</text:p>
      <text:p text:style-name="P30"/>
      <text:p text:style-name="P30"><text:tab/><text:tab/><text:tab/><text:tab/><text:tab/>&lt;div style="display: inline-block"&gt;</text:p>
      <text:p text:style-name="P30"><text:soft-page-break/><text:tab/><text:tab/><text:tab/><text:tab/><text:tab/><text:tab/>&lt;a href="next_page.html" <text:tab/><text:tab/><text:tab/><text:tab/><text:tab/><text:tab/><text:tab/><text:tab/><text:tab/>class="button"&gt;Login&lt;/a&gt;</text:p>
      <text:p text:style-name="P30"/>
      <text:p text:style-name="P30"><text:tab/><text:tab/><text:tab/><text:tab/><text:tab/><text:tab/></text:p>
      <text:p text:style-name="P30"><text:tab/><text:tab/><text:tab/><text:tab/>&lt;/div&gt;</text:p>
      <text:p text:style-name="P30"><text:tab/><text:tab/><text:tab/>&lt;/div&gt;</text:p>
      <text:p text:style-name="P30"><text:tab/><text:tab/>&lt;br&gt;&lt;br&gt;&lt;hr style="border:2px solid black"&gt;&lt;hr&gt;</text:p>
      <text:p text:style-name="P30"><text:tab/>&lt;/body&gt;</text:p>
      <text:p text:style-name="P30">&lt;/html&gt;</text:p>
      <text:p text:style-name="P30"/>
      <text:p text:style-name="P18"/>
      <text:p text:style-name="P20"/>
      <text:p text:style-name="Standard"><text:line-break/></text:p>
      <text:p text:style-name="P27"/>
      <text:p text:style-name="Text_20_body"><text:line-break/></text:p>
      <text:p text:style-name="P1"/>
      <text:p text:style-name="P56"><text:span text:style-name="T24"/></text:p>
      <text:p text:style-name="P58"><text:span text:style-name="T8"/></text:p>
      <text:p text:style-name="P34"><text:span text:style-name="T19"/></text:p>
      <text:p text:style-name="P34"><text:line-break/></text:p>
      <text:p text:style-name="Text_20_body"><text:line-break/></text:p>
      <text:p text:style-name="Text_20_body"><text:line-break/></text:p>
      <text:p text:style-name="P1"/>
      <text:p text:style-name="P31"/>
      <text:p text:style-name="P1"/>
      <text:p text:style-name="P2"><text:span text:style-name="T4"/></text:p>
      <text:p text:style-name="P1"/>
      <text:p text:style-name="Text_20_body"><text:line-break/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Verdana" svg:font-family="Verdana, sans-serif"/>
    <style:font-face style:name="arial" svg:font-family="arial, sans-serif"/>
    <style:font-face style:name="consolas" svg:font-family="consolas, 'Courier new'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09:41:16.207412666</meta:creation-date>
    <dc:date>2018-08-14T14:47:44.665754834</dc:date>
    <meta:editing-duration>PT1H7M49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3" meta:paragraph-count="275" meta:word-count="1132" meta:character-count="8676" meta:non-whitespace-character-count="7041"/>
  </office:meta>
</office:document-meta>
</file>